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</style:style>
    <style:style style:name="P5" style:family="paragraph" style:parent-style-name="Table_20_Contents">
      <style:paragraph-properties fo:margin-top="0in" fo:margin-bottom="0in" style:contextual-spacing="false"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style:text-position="0% 100%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5">
      <style:paragraph-properties fo:margin-top="0in" fo:margin-bottom="0in" style:contextual-spacing="false" fo:text-align="start" style:justify-single-word="false"/>
    </style:style>
    <style:style style:name="P11" style:family="paragraph" style:parent-style-name="Table_20_Contents" style:list-style-name="L1">
      <style:paragraph-properties fo:margin-top="0in" fo:margin-bottom="0in" style:contextual-spacing="false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 style:list-style-name="L7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paragraph-rsid="0001c37d" style:font-weight-asian="bold" style:font-weight-complex="bold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paragraph-rsid="0002a851" style:font-weight-asian="bold" style:font-weight-complex="bold"/>
    </style:style>
    <style:style style:name="P17" style:family="paragraph" style:parent-style-name="Table_20_Contents" style:list-style-name="L3">
      <style:paragraph-properties fo:margin-top="0in" fo:margin-bottom="0in" style:contextual-spacing="false" fo:text-align="start" style:justify-single-word="false"/>
    </style:style>
    <style:style style:name="P18" style:family="paragraph" style:parent-style-name="Table_20_Contents" style:list-style-name="L4">
      <style:paragraph-properties fo:margin-top="0in" fo:margin-bottom="0in" style:contextual-spacing="false" fo:text-align="start" style:justify-single-word="false"/>
    </style:style>
    <style:style style:name="P19" style:family="paragraph" style:parent-style-name="Table_20_Contents" style:list-style-name="L6">
      <style:paragraph-properties fo:margin-top="0in" fo:margin-bottom="0in" style:contextual-spacing="false" fo:text-align="start" style:justify-single-word="false"/>
    </style:style>
    <style:style style:name="P20" style:family="paragraph" style:parent-style-name="Table_20_Contents" style:list-style-name="L4">
      <style:paragraph-properties fo:margin-top="0in" fo:margin-bottom="0in" style:contextual-spacing="false" fo:text-align="start" style:justify-single-word="false"/>
      <style:text-properties style:text-position="0% 100%" fo:font-weight="normal" style:font-weight-asian="normal" style:font-weight-complex="normal"/>
    </style:style>
    <style:style style:name="P21" style:family="paragraph" style:parent-style-name="Table_20_Contents" style:list-style-name="L6">
      <style:paragraph-properties fo:margin-top="0in" fo:margin-bottom="0in" style:contextual-spacing="false" fo:text-align="start" style:justify-single-word="false"/>
      <style:text-properties style:text-position="0% 100%" fo:font-weight="normal" style:font-weight-asian="normal" style:font-weight-complex="normal"/>
    </style:style>
    <style:style style:name="P22" style:family="paragraph" style:parent-style-name="Table_20_Contents" style:list-style-name="L7">
      <style:paragraph-properties fo:margin-top="0in" fo:margin-bottom="0in" style:contextual-spacing="false" fo:text-align="start" style:justify-single-word="false"/>
      <style:text-properties style:text-position="0% 100%" fo:font-weight="normal" style:font-weight-asian="normal" style:font-weight-complex="normal"/>
    </style:style>
    <style:style style:name="P23" style:family="paragraph" style:parent-style-name="Table_20_Contents" style:list-style-name="L6">
      <style:paragraph-properties fo:margin-top="0in" fo:margin-bottom="0in" style:contextual-spacing="false" fo:text-align="start" style:justify-single-word="false"/>
      <style:text-properties style:text-position="0% 100%" fo:font-weight="bold" style:font-weight-asian="bold" style:font-weight-complex="bold"/>
    </style:style>
    <style:style style:name="P24" style:family="paragraph" style:parent-style-name="Table_20_Contents" style:list-style-name="L7">
      <style:paragraph-properties fo:margin-top="0in" fo:margin-bottom="0in" style:contextual-spacing="false" fo:text-align="start" style:justify-single-word="false"/>
      <style:text-properties style:text-position="0% 100%" fo:font-weight="bold" style:font-weight-asian="bold" style:font-weight-complex="bold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2a851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c507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est common subsequence</text:p>
      <text:p text:style-name="P25"><text:a xlink:type="simple" xlink:href="../Algorithms,%204th%20Edition%20-%20Sedgewick,%20Wayne/Exercises/Design%20of%20Algorithms/Dynamic%20programming/TDLCS.java"><text:span text:style-name="T11">Top-down implementation</text:span></text:a></text:p>
      <text:p text:style-name="P16"><text:a xlink:type="simple" xlink:href="../Algorithms,%204th%20Edition%20-%20Sedgewick,%20Wayne/Exercises/Design%20of%20Algorithms/Dynamic%20programming/BULCS.java"><text:span text:style-name="T11">Bottom-up implementation</text:span></text:a></text:p>
      <text:p text:style-name="P12"/>
      <text:p text:style-name="P2">Subsequence</text:p>
      <text:p text:style-name="P3">A subsequence of a given sequence is just the given sequence with zero or more elements left out.</text:p>
      <text:p text:style-name="P3"/>
      <text:p text:style-name="P2">Common subsequence</text:p>
      <text:p text:style-name="P3">A sequence Z is a common subsequence of X and Y if Z is the subsequence of both X and Y.</text:p>
      <text:p text:style-name="P3"/>
      <text:p text:style-name="P2">Longest common subsequence problem</text:p>
      <text:p text:style-name="P3">Given two subsequences X and Y, find the length of the longest common subsequence of X and Y.</text:p>
      <text:p text:style-name="P3"/>
      <text:p text:style-name="P2">Brute force method</text:p>
      <text:list xml:id="list55686372" text:style-name="L1">
        <text:list-item>
          <text:p text:style-name="P11">Enumerate all the subsequences of X. X is of length m. Thus there are 2<text:span text:style-name="T1">m</text:span><text:span text:style-name="T3"> subsequences.</text:span></text:p>
        </text:list-item>
        <text:list-item>
          <text:p text:style-name="P11">Check each subsequence to see whether it is also a subsequence of Y, keeping track of the length of the longest subsequence we find.</text:p>
        </text:list-item>
        <text:list-item>
          <text:p text:style-name="P11">This approach required exponential time.</text:p>
        </text:list-item>
      </text:list>
      <text:p text:style-name="P3"/>
      <text:p text:style-name="P2">Notation for prefix of a sequence</text:p>
      <text:p text:style-name="P3">Given a sequence X = &lt; x<text:span text:style-name="T7">1</text:span><text:span text:style-name="T3">, x</text:span><text:span text:style-name="T7">2</text:span><text:span text:style-name="T3">, …, x</text:span><text:span text:style-name="T7">m</text:span><text:span text:style-name="T3">&gt;, the i'th prefix of X is X</text:span><text:span text:style-name="T7">i</text:span><text:span text:style-name="T3"> = &lt; x</text:span><text:span text:style-name="T7">1</text:span><text:span text:style-name="T3">, x</text:span><text:span text:style-name="T7">2</text:span><text:span text:style-name="T3">, …, x</text:span><text:span text:style-name="T7">i</text:span><text:span text:style-name="T3">&gt;</text:span></text:p>
      <text:p text:style-name="P2"/>
      <text:p text:style-name="P14"><text:span text:style-name="T11"/></text:p>
      <text:p text:style-name="P1">Problem characteristics</text:p>
      <text:p text:style-name="P2">Is this an optimization problem? - Yes</text:p>
      <text:p text:style-name="P3">There can be <text:span text:style-name="T6">possibly</text:span> 2<text:span text:style-name="T1">min(m, n)</text:span><text:span text:style-name="T3"> </text:span><text:s/>common subsequences. We seek the longest one.</text:p>
      <text:p text:style-name="P2"/>
      <text:p text:style-name="P2">Does the optimization problem have optimal-substructure? - Yes</text:p>
      <text:p text:style-name="P4"><text:span text:style-name="T10">Let X = &lt; x</text:span><text:span text:style-name="T8">1</text:span><text:span text:style-name="T4">, x</text:span><text:span text:style-name="T8">2</text:span><text:span text:style-name="T4">, …, x</text:span><text:span text:style-name="T8">m</text:span><text:span text:style-name="T4">&gt; and Y = &lt; y</text:span><text:span text:style-name="T8">1</text:span><text:span text:style-name="T4">, y</text:span><text:span text:style-name="T8">2</text:span><text:span text:style-name="T4">, …, y</text:span><text:span text:style-name="T8">n</text:span><text:span text:style-name="T4">&gt; be the given sequences, and let Z = &lt; z</text:span><text:span text:style-name="T8">1</text:span><text:span text:style-name="T4">, z</text:span><text:span text:style-name="T8">2</text:span><text:span text:style-name="T4">, …, z</text:span><text:span text:style-name="T8">k</text:span><text:span text:style-name="T4">&gt; be the LCS of X and Y. The length of the LCS can be expressed in terms of the solutions of its optimal subproblems as follows</text:span></text:p>
      <text:list xml:id="list943904400" text:style-name="L3">
        <text:list-header>
          <text:p text:style-name="P17"><text:span text:style-name="T4">c[i, j] is the length of the LCS, Z, <text:s/>of X</text:span><text:span text:style-name="T8">i</text:span><text:span text:style-name="T4"> and Y</text:span><text:span text:style-name="T8">j</text:span></text:p>
        </text:list-header>
      </text:list>
      <text:list xml:id="list1213748335" text:style-name="L4">
        <text:list-item>
          <text:list>
            <text:list-item>
              <text:list>
                <text:list-header>
                  <text:p text:style-name="P20">c[i, j] = 0, if i or j = 0</text:p>
                  <text:p text:style-name="P18"><text:span text:style-name="T4">c[i, j] = c[i – 1][j – 1] + 1, if i, j &gt; 0 and x</text:span><text:span text:style-name="T8">i</text:span><text:span text:style-name="T4"> = y</text:span><text:span text:style-name="T8">j</text:span></text:p>
                  <text:p text:style-name="P18"><text:span text:style-name="T4">c[i, j] = max(c[i – 1][j], c[i][j – 1]), if i, j &gt; 0 and x</text:span><text:span text:style-name="T8">i</text:span><text:span text:style-name="T4"> != y</text:span><text:span text:style-name="T8">j</text:span></text:p>
                </text:list-header>
              </text:list>
            </text:list-item>
          </text:list>
        </text:list-item>
      </text:list>
      <text:p text:style-name="P7"><text:span text:style-name="T12">As the problem has an optimal substructure there is no need to calculate the cost of the possible 2</text:span><text:span text:style-name="T2">min(m, n)</text:span><text:span text:style-name="T12"> <text:s/>common subsequences and then find the one that is the longest. It is sufficient if we find the length of a linear(in m or n) number of common subsequences and then find the longest among them. Each of these common subsequences are the optimally longest for the respective combination of positions in X and Y.</text:span></text:p>
      <text:p text:style-name="P8"/>
      <text:p text:style-name="P9">Are the subproblems involved in a candidate solution independent? - Yes</text:p>
      <text:p text:style-name="P8">Only in cases where x<text:span text:style-name="T7">i</text:span> != y<text:span text:style-name="T7">j </text:span>are there multiple subproblems( A pair to be precise) involved in forming a candidate solution</text:p>
      <text:list xml:id="list1094481724" text:style-name="L5">
        <text:list-item>
          <text:p text:style-name="P10"><text:span text:style-name="T5">Finding the length of the LCS of X</text:span><text:span text:style-name="T9">i-1</text:span><text:span text:style-name="T5"> and Y</text:span><text:span text:style-name="T9">j</text:span></text:p>
        </text:list-item>
        <text:list-item>
          <text:p text:style-name="P10"><text:span text:style-name="T5">Finding the length of the LCS of X</text:span><text:span text:style-name="T9">i</text:span><text:span text:style-name="T5"> and Y</text:span><text:span text:style-name="T9">j-1 </text:span></text:p>
        </text:list-item>
      </text:list>
      <text:p text:style-name="P8">Finding the LCS or its length of any pair of subsequences will not affect the LCS of any other pair of subsequences.</text:p>
      <text:p text:style-name="P8"/>
      <text:p text:style-name="P6">Characteristics of the subproblem space</text:p>
      <text:list xml:id="list732673765" text:style-name="L6">
        <text:list-item>
          <text:p text:style-name="P23">Are there overlapping subproblems? - Yes</text:p>
          <text:list>
            <text:list-item>
              <text:p text:style-name="P21">Total number of subproblems – Exponential</text:p>
              <text:list>
                <text:list-item>
                  <text:p text:style-name="P19"><text:soft-page-break/><text:span text:style-name="T4">The calculation of the exact number of subproblems is involved as the number of subproblems vary depending upon the nature of the two sequences(is x</text:span><text:span text:style-name="T8">i</text:span><text:span text:style-name="T4"> == y</text:span><text:span text:style-name="T8">i</text:span><text:span text:style-name="T4">?)</text:span></text:p>
                </text:list-item>
                <text:list-item>
                  <text:p text:style-name="P21">But it can be made out from the recursive problem formulation that it is exponential irrespective of the nature of the two sequences.</text:p>
                </text:list-item>
              </text:list>
            </text:list-item>
            <text:list-item>
              <text:p text:style-name="P21">Number of distinct subproblems – mn</text:p>
              <text:p text:style-name="P21">It is clear from the recursive formulation that the number of unique subproblems is the equal to the number of ways all the prefixes of X and Y can be taken together = mn.</text:p>
            </text:list-item>
          </text:list>
        </text:list-item>
        <text:list-item>
          <text:p text:style-name="P23">Is the entire subproblem space solved? - No</text:p>
          <text:list>
            <text:list-item>
              <text:p text:style-name="P21">The formulation of the recursive solution necessitates only solving a subset of the subproblems based on the nature of the two sequences.</text:p>
            </text:list-item>
            <text:list-item>
              <text:p text:style-name="P21">In this case a top-down approach with memoization is more efficient.</text:p>
            </text:list-item>
          </text:list>
        </text:list-item>
      </text:list>
      <text:p text:style-name="P5"/>
      <text:p text:style-name="P6">Running time</text:p>
      <text:list xml:id="list605063766" text:style-name="L7">
        <text:list-item>
          <text:p text:style-name="P24">Naive divide and conquer solution</text:p>
          <text:list>
            <text:list-item>
              <text:p text:style-name="P22">The running time is possibly exponential depending on the nature of the two sequences</text:p>
            </text:list-item>
          </text:list>
        </text:list-item>
        <text:list-item>
          <text:p text:style-name="P24">Top down method with memoization</text:p>
          <text:list>
            <text:list-item>
              <text:p text:style-name="P22">Solves only the required subproblems lesser than or equal to mn with the required recursive calls. Each recursive call <text:s/>then does a constant number of comparisons and addition operations to calculate the length of its LCS giving a run time of O(mn).</text:p>
            </text:list-item>
          </text:list>
        </text:list-item>
        <text:list-item>
          <text:p text:style-name="P24">Bottom up method with memoization</text:p>
          <text:list>
            <text:list-item>
              <text:p text:style-name="P13"><text:span text:style-name="T4">The runing time is easy to see. There is a nested for loop which runs mn times to solve all the mn unique subproblems . Each subproblem <text:s/>then does a constant number of comparison and addition operations to calculate the length of its LCS giving a run time of </text:span><text:span text:style-name="T4"><draw:frame draw:style-name="fr1" draw:name="Object1" text:anchor-type="as-char" svg:y="-0.152in" svg:width="0.5484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8T11:05:20</meta:creation-date>
    <dc:date>2012-11-05T13:56:17</dc:date>
    <dc:creator>Kempa </dc:creator>
    <meta:editing-duration>PT12H3M27S</meta:editing-duration>
    <meta:editing-cycles>37</meta:editing-cycles>
    <meta:generator>LibreOffice/3.6$Linux_x86 LibreOffice_project/360m1$Build-2</meta:generator>
    <meta:document-statistic meta:table-count="0" meta:image-count="0" meta:object-count="1" meta:page-count="2" meta:paragraph-count="47" meta:word-count="737" meta:character-count="3841" meta:non-whitespace-character-count="3167"/>
  </office:meta>
</office:document-meta>
</file>

<file path=Object 1/content.xml><?xml version="1.0" encoding="utf-8"?>
<math xmlns="http://www.w3.org/1998/Math/MathML">
  <semantics>
    <mrow>
      <mo stretchy="false">Θ</mo>
      <mrow>
        <mo stretchy="false">(</mo>
        <mrow>
          <mi mathvariant="italic">mn</mi>
        </mrow>
        <mo stretchy="false">)</mo>
      </mrow>
    </mrow>
    <annotation encoding="StarMath 5.0">%THETA(mn)</annotation>
  </semantics>
</math>
</file>